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46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8.03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7.15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393.66mm"/>
    </style:style>
    <style:style style:name="co11" style:family="table-column">
      <style:table-column-properties fo:break-before="auto" style:column-width="103.17mm"/>
    </style:style>
    <style:style style:name="co12" style:family="table-column">
      <style:table-column-properties fo:break-before="auto" style:column-width="13.8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2.19mm"/>
    </style:style>
    <style:style style:name="co15" style:family="table-column">
      <style:table-column-properties fo:break-before="auto" style:column-width="74.63mm"/>
    </style:style>
    <style:style style:name="co16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Thunderbird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Start Date</text:p>
          </table:table-cell>
          <table:table-cell table:style-name="Default" office:value-type="string" calcext:value-type="string">
            <text:p>Start Time</text:p>
          </table:table-cell>
          <table:table-cell office:value-type="string" calcext:value-type="string">
            <text:p>End Date</text:p>
          </table:table-cell>
          <table:table-cell table:style-name="Default" office:value-type="string" calcext:value-type="string">
            <text:p>End Time</text:p>
          </table:table-cell>
          <table:table-cell office:value-type="string" calcext:value-type="string">
            <text:p>All day event</text:p>
          </table:table-cell>
          <table:table-cell office:value-type="string" calcext:value-type="string">
            <text:p>Reminder on/off</text:p>
          </table:table-cell>
          <table:table-cell office:value-type="string" calcext:value-type="string">
            <text:p>Reminder Date</text:p>
          </table:table-cell>
          <table:table-cell office:value-type="string" calcext:value-type="string">
            <text:p>Reminder Tim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ivate</text:p>
          </table:table-cell>
        </table:table-row>
        <table:table-row table:style-name="ro1">
          <table:table-cell office:value-type="string" calcext:value-type="string">
            <text:p>Jour de l’An</text:p>
          </table:table-cell>
          <table:table-cell table:style-name="ce1" office:value-type="string" calcext:value-type="string">
            <text:p>01/01/02</text:p>
          </table:table-cell>
          <table:table-cell office:value-type="string" calcext:value-type="string">
            <text:p>12:00:00 </text:p>
          </table:table-cell>
          <table:table-cell table:style-name="ce1" office:value-type="string" calcext:value-type="string">
            <text:p>01/01/02</text:p>
          </table:table-cell>
          <table:table-cell office:value-type="string" calcext:value-type="string">
            <text:p>12:00:00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Jour de l’An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4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1">
          <table:table-cell table:number-columns-repeated="13"/>
        </table:table-row>
        <table:table-row table:style-name="ro1" table:number-rows-repeated="8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1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8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1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8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5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4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8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4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10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9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1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7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1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10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8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 table:number-rows-repeated="11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8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1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0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6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9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6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1" table:number-rows-repeated="5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13"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 table:number-rows-repeated="2">
          <table:table-cell/>
          <table:table-cell table:style-name="ce1"/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dooCSV" table:style-name="ta1"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number-columns-repeated="2" table:default-cell-style-name="ce2"/>
        <table:table-column table:style-name="co1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allday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start_datetime</text:p>
          </table:table-cell>
          <table:table-cell table:style-name="Default" office:value-type="string" calcext:value-type="string">
            <text:p>stop_date</text:p>
          </table:table-cell>
          <table:table-cell table:style-name="Default" office:value-type="string" calcext:value-type="string">
            <text:p>stop_datetime</text:p>
          </table:table-cell>
          <table:table-cell/>
        </table:table-row>
        <table:table-row table:style-name="ro1">
          <table:table-cell table:formula="of:=[ThunderbirdCSV.A2]" office:value-type="string" office:string-value="Jour de l’An" calcext:value-type="string">
            <text:p>Jour de l’An</text:p>
          </table:table-cell>
          <table:table-cell table:formula="of:=[ThunderbirdCSV.K2]" office:value-type="string" office:string-value="Jour de l’An" calcext:value-type="string">
            <text:p>Jour de l’An</text:p>
          </table:table-cell>
          <table:table-cell table:formula="of:=[ThunderbirdCSV.F2]" office:value-type="string" office:string-value="True" calcext:value-type="string">
            <text:p>True</text:p>
          </table:table-cell>
          <table:table-cell table:formula="of:=IF([.C2]=&quot;True&quot;;&quot;20&quot;&amp;MID([ThunderbirdCSV.B2];7;2)&amp;&quot;-&quot;&amp;MID([ThunderbirdCSV.B2];1;2)&amp;&quot;-&quot;&amp;MID([ThunderbirdCSV.B2];4;2);&quot;&quot;)" office:value-type="string" office:string-value="2002-01-01" calcext:value-type="string">
            <text:p>2002-01-01</text:p>
          </table:table-cell>
          <table:table-cell table:formula="of:=IF([.C2]=&quot;True&quot;;&quot;&quot;;&quot;20&quot;&amp;MID([ThunderbirdCSV.B2];7;2)&amp;&quot;-&quot;&amp;MID([ThunderbirdCSV.B2];1;2)&amp;&quot;-&quot;&amp;MID([ThunderbirdCSV.B2];4;2)&amp;&quot; &quot;&amp;IF(NUMBERVALUE(MID(TRIM([ThunderbirdCSV.C2]);1;2))&lt;8;TEXT(NUMBERVALUE(MID(TRIM([ThunderbirdCSV.C2]);1;2))+12;&quot;00&quot;);MID(TRIM([ThunderbirdCSV.C2]);1;2))&amp;MID(TRIM([ThunderbirdCSV.C2]);3;1000))">
            <text:p/>
          </table:table-cell>
          <table:table-cell table:formula="of:=IF([.C2]=&quot;True&quot;;&quot;20&quot;&amp;MID([ThunderbirdCSV.D2];7;2)&amp;&quot;-&quot;&amp;MID([ThunderbirdCSV.D2];1;2)&amp;&quot;-&quot;&amp;MID([ThunderbirdCSV.D2];4;2);&quot;&quot;)" office:value-type="string" office:string-value="2002-01-01" calcext:value-type="string">
            <text:p>2002-01-01</text:p>
          </table:table-cell>
          <table:table-cell table:formula="of:=IF([.C2]=&quot;True&quot;;&quot;&quot;;&quot;20&quot;&amp;MID([ThunderbirdCSV.D2];7;2)&amp;&quot;-&quot;&amp;MID([ThunderbirdCSV.D2];1;2)&amp;&quot;-&quot;&amp;MID([ThunderbirdCSV.D2];4;2)&amp;&quot; &quot;&amp;IF(OR(NUMBERVALUE(MID(TRIM([ThunderbirdCSV.E2]);1;2))&lt;8;NUMBERVALUE(MID(TRIM([ThunderbirdCSV.C2]);1;2))&lt;8);TEXT(IF(NUMBERVALUE(MID(TRIM([ThunderbirdCSV.E2]);1;2))=12;23;NUMBERVALUE(MID(TRIM([ThunderbirdCSV.E2]);1;2))+12);&quot;00&quot;);MID(TRIM([ThunderbirdCSV.E2]);1;2))&amp;MID(TRIM([ThunderbirdCSV.E2]);3;1000))">
            <text:p/>
          </table:table-cell>
          <table:table-cell table:style-name="ce3"/>
        </table:table-row>
        <table:table-row table:style-name="ro1" table:number-rows-repeated="15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09:55:43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2:25:04.446000000</dc:date>
    <dc:creator>Olivier Sarrat</dc:creator>
    <meta:editing-duration>PT4H10M3S</meta:editing-duration>
    <meta:editing-cycles>12</meta:editing-cycles>
    <meta:generator>LibreOffice/5.1.5.2$Windows_x86 LibreOffice_project/7a864d8825610a8c07cfc3bc01dd4fce6a9447e5</meta:generator>
    <meta:document-statistic meta:table-count="2" meta:cell-count="36" meta:object-count="0"/>
  </office:meta>
</office:document-meta>
</file>